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c0c0c0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7.62cm" svg:height="4.689cm" svg:x="7.35cm" svg:y="1.635cm">
          <text:p text:style-name="P1">JavaScript</text:p>
        </draw:rect>
        <draw:rect draw:style-name="gr1" draw:text-style-name="P1" draw:id="id2" draw:layer="layout" svg:width="7.62cm" svg:height="4.445cm" svg:x="7.35cm" svg:y="7.985cm">
          <text:p text:style-name="P1">PHP</text:p>
        </draw:rect>
        <draw:custom-shape draw:style-name="gr2" draw:text-style-name="P1" draw:id="id3" draw:layer="layout" svg:width="5.715cm" svg:height="4.445cm" svg:x="4.175cm" svg:y="14.97cm">
          <text:p text:style-name="P1">My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id="id4" draw:layer="layout" svg:width="5.08cm" svg:height="5.08cm" svg:x="13.7cm" svg:y="14.97cm">
          <text:p text:style-name="P1">FileSystem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1" draw:layer="layout" svg:x1="11.16cm" svg:y1="6.324cm" svg:x2="11.16cm" svg:y2="7.985cm" draw:start-shape="id1" draw:start-glue-point="2" draw:end-shape="id2" draw:end-glue-point="0" svg:d="m11160 6324v1661">
          <text:p/>
        </draw:connector>
        <draw:connector draw:style-name="gr3" draw:text-style-name="P1" draw:layer="layout" svg:x1="11.16cm" svg:y1="12.43cm" svg:x2="7.032cm" svg:y2="14.97cm" draw:start-shape="id2" draw:start-glue-point="2" draw:end-shape="id3" draw:end-glue-point="5" svg:d="m11160 12430v1270h-4128v1270">
          <text:p/>
        </draw:connector>
        <draw:connector draw:style-name="gr3" draw:text-style-name="P1" draw:layer="layout" svg:x1="11.16cm" svg:y1="12.43cm" svg:x2="16.24cm" svg:y2="14.97cm" draw:start-shape="id2" draw:start-glue-point="2" draw:end-shape="id4" draw:end-glue-point="4" svg:d="m11160 12430v1270h5080v1270">
          <text:p/>
        </draw:connector>
        <draw:rect draw:style-name="gr4" draw:text-style-name="P1" draw:id="id5" draw:layer="layout" svg:width="5.715cm" svg:height="2.54cm" svg:x="19.415cm" svg:y="2.905cm">
          <text:p text:style-name="P1">Math Library</text:p>
        </draw:rect>
        <draw:rect draw:style-name="gr4" draw:text-style-name="P1" draw:id="id6" draw:layer="layout" svg:width="5.715cm" svg:height="2.54cm" svg:x="19.415cm" svg:y="6.715cm">
          <text:p text:style-name="P1">UI Library</text:p>
        </draw:rect>
        <draw:connector draw:style-name="gr3" draw:text-style-name="P1" draw:layer="layout" draw:type="curve" svg:x1="14.97cm" svg:y1="3.979cm" svg:x2="19.415cm" svg:y2="4.175cm" draw:start-shape="id1" draw:start-glue-point="1" draw:end-shape="id5" draw:end-glue-point="3" svg:d="m14970 3979c3334 0 1112 196 4445 196">
          <text:p/>
        </draw:connector>
        <draw:connector draw:style-name="gr3" draw:text-style-name="P1" draw:layer="layout" draw:type="curve" svg:x1="14.97cm" svg:y1="3.979cm" svg:x2="19.415cm" svg:y2="7.985cm" draw:start-shape="id1" draw:start-glue-point="1" draw:end-shape="id6" draw:end-glue-point="3" svg:d="m14970 3979c3334 0 1112 4006 4445 40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03T08:46:39.70</meta:creation-date>
    <dc:date>2011-04-03T09:11:07.99</dc:date>
    <meta:editing-duration>PT00H24M26S</meta:editing-duration>
    <meta:editing-cycles>7</meta:editing-cycles>
    <meta:generator>OpenOffice.org/3.2$Win32 OpenOffice.org_project/320m18$Build-9502</meta:generator>
    <meta:document-statistic meta:object-count="11"/>
  </office:meta>
</office:document-meta>
</file>